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6" table:default-cell-style-name="Default"/>
        <table:table-column table:style-name="co2" table:default-cell-style-name="ce2"/>
        <table:table-column table:style-name="co2" table:number-columns-repeated="16375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boolean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expected</text:p>
          </table:table-cell>
          <table:table-cell table:style-name="ce2"/>
          <table:table-cell table:style-name="ce1" table:number-columns-repeated="16374"/>
        </table:table-row>
        <table:table-row table:style-name="ro1">
          <table:table-cell office:value-type="string" calcext:value-type="string">
            <text:p>La lune s'éloigne de la terre ... vrai ou faux ?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es frites sont une invention belge ... vrai ou faux ?</text:p>
          </table:table-cell>
          <table:table-cell table:formula="of:=[.B2]"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n France, il est interdit d'appeler son cochon Napoléon ... vrai ou faux ?</text:p>
          </table:table-cell>
          <table:table-cell table:formula="of:=[.B3]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n a plus de chances de mourir à cause d’une noix de coco tombée d’un arbre que par une attaque de requin ... vrai ou faux ?</text:p>
          </table:table-cell>
          <table:table-cell table:formula="of:=[.B4]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es méchants dans les films et les séries n'ont jamais d'Iphone ... vrai ou faux ?</text:p>
          </table:table-cell>
          <table:table-cell table:formula="of:=[.B5]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cun animal n'est immortel ... vrai ou faux ?</text:p>
          </table:table-cell>
          <table:table-cell table:formula="of:=[.B6]"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a France est le pays qui a le plus de fuseaux horaires dans le monde ... vrai ou faux ?</text:p>
          </table:table-cell>
          <table:table-cell table:formula="of:=[.B7]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e soleil rétrécit de plus d'un mètre par heure ... vrai ou faux ?</text:p>
          </table:table-cell>
          <table:table-cell table:formula="of:=[.B8]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À Zürich, plus de 800 personnes ont été volontaires pour tester une prison ... vrai ou faux ?</text:p>
          </table:table-cell>
          <table:table-cell table:formula="of:=[.B9]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l y a plus d’arbres sur terre que d’étoiles dans la galaxie ... vrai ou faux ?</text:p>
          </table:table-cell>
          <table:table-cell table:formula="of:=[.B10]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es cheveux et les ongles continuent de pousser après la mort ... vrai ou faux ?</text:p>
          </table:table-cell>
          <table:table-cell table:formula="of:=[.B11]"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me se situe plus au sud que la ville de New York ... vrai ou faux ?</text:p>
          </table:table-cell>
          <table:table-cell table:formula="of:=[.B12]"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l y a plus de McDonald's en France qu'en Chine ... vrai ou faux ?</text:p>
          </table:table-cell>
          <table:table-cell table:formula="of:=[.B13]"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a tour Eiffel est plus grande en été qu'en hiver ... vrai ou faux ?</text:p>
          </table:table-cell>
          <table:table-cell table:formula="of:=[.B14]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ous les pays du monde ont une capitale ... vrai ou faux ?</text:p>
          </table:table-cell>
          <table:table-cell table:formula="of:=[.B15]"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09:28:53.244765241</meta:creation-date>
    <meta:generator>LibreOffice/7.4.5.1$Linux_X86_64 LibreOffice_project/40$Build-1</meta:generator>
    <dc:date>2023-04-11T09:35:52.518712582</dc:date>
    <meta:editing-duration>PT6M59S</meta:editing-duration>
    <meta:editing-cycles>2</meta:editing-cycles>
    <meta:document-statistic meta:table-count="1" meta:cell-count="54" meta:object-count="0"/>
  </office:meta>
</office:document-meta>
</file>